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6951in" fo:margin-left="0.0299in" table:align="left" style:writing-mode="lr-tb"/>
    </style:style>
    <style:style style:name="Tabela1.A" style:family="table-column">
      <style:table-column-properties style:column-width="1.2771in"/>
    </style:style>
    <style:style style:name="Tabela1.B" style:family="table-column">
      <style:table-column-properties style:column-width="1.5125in"/>
    </style:style>
    <style:style style:name="Tabela1.C" style:family="table-column">
      <style:table-column-properties style:column-width="3.9056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382in" fo:border="0.0007in solid #000000" style:writing-mode="lr-tb"/>
    </style:style>
    <style:style style:name="Tabela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ela1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ela1.A3" style:family="table-cell" style:data-style-name="N37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Heading">
      <style:paragraph-properties style:snap-to-layout-grid="false"/>
    </style:style>
    <style:style style:name="P3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4" style:family="paragraph" style:parent-style-name="Text_20_body_20_indent">
      <style:paragraph-properties fo:margin-left="0in" fo:margin-right="-0.0008in" fo:margin-top="0.0835in" fo:margin-bottom="0in" fo:line-height="150%" fo:text-indent="0in" style:auto-text-indent="false">
        <style:tab-stops>
          <style:tab-stop style:position="6.3984in"/>
        </style:tab-stops>
      </style:paragraph-properties>
      <style:text-properties style:font-name="Arial" fo:font-size="12pt" fo:font-weight="normal" officeooo:paragraph-rsid="0003e0db" style:font-size-asian="12pt" style:font-weight-asian="normal" style:font-name-complex="Arial" style:font-size-complex="12pt" style:font-weight-complex="normal"/>
    </style:style>
    <style:style style:name="P5" style:family="paragraph" style:parent-style-name="Text_20_body_20_indent">
      <style:paragraph-properties fo:margin-left="0in" fo:margin-right="-0.0008in" fo:margin-top="0.0835in" fo:margin-bottom="0in" fo:line-height="150%" fo:text-indent="0in" style:auto-text-indent="false">
        <style:tab-stops>
          <style:tab-stop style:position="6.3984in"/>
        </style:tab-stops>
      </style:paragraph-properties>
      <style:text-properties style:font-name="Arial" fo:font-size="12pt" fo:font-weight="bold" officeooo:paragraph-rsid="0003e0db" style:font-size-asian="12pt" style:font-weight-asian="bold" style:font-name-complex="Arial" style:font-size-complex="12pt" style:font-weight-complex="bold"/>
    </style:style>
    <style:style style:name="P6" style:family="paragraph" style:parent-style-name="Standard" style:list-style-name="WW8Num5">
      <style:paragraph-properties>
        <style:tab-stops>
          <style:tab-stop style:position="0in"/>
        </style:tab-stops>
      </style:paragraph-properties>
    </style:style>
    <style:style style:name="P7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03e0db"/>
    </style:style>
    <style:style style:name="P8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04b43e"/>
    </style:style>
    <style:style style:name="P9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rsid="0003e0db" officeooo:paragraph-rsid="0003e0db"/>
    </style:style>
    <style:style style:name="P10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03e0db" officeooo:paragraph-rsid="0003e0db"/>
    </style:style>
    <style:style style:name="P11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rsid="0004b43e" officeooo:paragraph-rsid="0004b43e"/>
    </style:style>
    <style:style style:name="P12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rsid="0004b43e" officeooo:paragraph-rsid="0005fa1c"/>
    </style:style>
    <style:style style:name="P13" style:family="paragraph" style:parent-style-name="Standard">
      <style:paragraph-properties fo:margin-left="0in" fo:margin-right="-0.0008in" fo:margin-top="0.0835in" fo:margin-bottom="0in" fo:line-height="150%" fo:text-indent="0in" style:auto-text-indent="false">
        <style:tab-stops>
          <style:tab-stop style:position="6.3984in"/>
        </style:tab-stops>
      </style:paragraph-properties>
      <style:text-properties style:font-name="Arial" fo:font-size="12pt" fo:font-weight="bold" officeooo:paragraph-rsid="0003e0db" style:font-size-asian="12pt" style:font-weight-asian="bold" style:font-name-complex="Arial" style:font-size-complex="12pt" style:font-weight-complex="bold"/>
    </style:style>
    <style:style style:name="P14" style:family="paragraph" style:parent-style-name="Text_20_body">
      <style:text-properties officeooo:rsid="0004b43e" officeooo:paragraph-rsid="0004b43e"/>
    </style:style>
    <style:style style:name="P15" style:family="paragraph" style:parent-style-name="Heading_20_3">
      <style:paragraph-properties>
        <style:tab-stops>
          <style:tab-stop style:position="0in"/>
        </style:tab-stops>
      </style:paragraph-properties>
    </style:style>
    <style:style style:name="P16" style:family="paragraph" style:parent-style-name="Heading_20_3">
      <style:text-properties officeooo:rsid="0003e0db"/>
    </style:style>
    <style:style style:name="P17" style:family="paragraph" style:parent-style-name="Heading_20_3">
      <style:text-properties officeooo:rsid="0003e0db" officeooo:paragraph-rsid="0003e0db"/>
    </style:style>
    <style:style style:name="P18" style:family="paragraph" style:parent-style-name="Heading_20_2" style:master-page-name="Standard">
      <style:paragraph-properties style:page-number="auto" fo:break-before="page">
        <style:tab-stops>
          <style:tab-stop style:position="0in"/>
        </style:tab-stops>
      </style:paragraph-properties>
    </style:style>
    <style:style style:name="P19" style:family="paragraph" style:parent-style-name="Table_20_Contents">
      <style:paragraph-properties style:snap-to-layout-grid="false"/>
      <style:text-properties officeooo:rsid="0003e0db" officeooo:paragraph-rsid="0003e0db"/>
    </style:style>
    <style:style style:name="T1" style:family="text">
      <style:text-properties officeooo:rsid="0003e0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e0db" style:font-weight-asian="bold" style:font-weight-complex="bold"/>
    </style:style>
    <style:style style:name="T4" style:family="text">
      <style:text-properties fo:font-weight="bold" officeooo:rsid="0004b43e" style:font-weight-asian="bold" style:font-weight-complex="bold"/>
    </style:style>
    <style:style style:name="T5" style:family="text">
      <style:text-properties fo:font-weight="bold" officeooo:rsid="0005fa1c" style:font-weight-asian="bold" style:font-weight-complex="bold"/>
    </style:style>
    <style:style style:name="T6" style:family="text">
      <style:text-properties officeooo:rsid="0004b43e"/>
    </style:style>
    <style:style style:name="T7" style:family="text">
      <style:text-properties fo:font-weight="normal" officeooo:rsid="0004b43e" style:font-weight-asian="normal" style:font-weight-complex="normal"/>
    </style:style>
    <style:style style:name="T8" style:family="text">
      <style:text-properties fo:font-weight="normal" officeooo:rsid="0005fa1c" style:font-weight-asian="normal" style:font-weight-complex="normal"/>
    </style:style>
    <style:style style:name="T9" style:family="text">
      <style:text-properties style:font-name="Arial" fo:font-size="12pt" fo:font-weight="normal" officeooo:rsid="0004b43e" style:font-size-asian="12pt" style:font-weight-asian="normal" style:font-name-complex="Arial" style:font-size-complex="12pt" style:font-weight-complex="normal"/>
    </style:style>
    <style:style style:name="T10" style:family="text">
      <style:text-properties style:font-name="Arial" fo:font-size="12pt" fo:font-weight="bold" officeooo:rsid="0003e0db" style:font-size-asian="12pt" style:font-weight-asian="bold" style:font-name-complex="Arial" style:font-size-complex="12pt" style:font-weight-complex="bold"/>
    </style:style>
    <style:style style:name="T11" style:family="text">
      <style:text-properties style:font-name="Arial" fo:font-size="12pt" fo:font-weight="bold" officeooo:rsid="0004b43e" style:font-size-asian="12pt" style:font-weight-asian="bold" style:font-name-complex="Arial" style:font-size-complex="12pt" style:font-weight-complex="bold"/>
    </style:style>
    <style:style style:name="T12" style:family="text">
      <style:text-properties officeooo:rsid="0005eb90"/>
    </style:style>
    <style:style style:name="T13" style:family="text">
      <style:text-properties officeooo:rsid="0005fa1c"/>
    </style:style>
    <style:style style:name="T14" style:family="text">
      <style:text-properties officeooo:rsid="000934d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8" text:outline-level="2"><text:file-name text:display="name">UC07.00.00 - Emitir Declaração de Matrícula em Curso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2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2">Data</text:p>
          </table:table-cell>
          <table:table-cell table:style-name="Tabela1.A2" office:value-type="string">
            <text:p text:style-name="P2">Autor</text:p>
          </table:table-cell>
          <table:table-cell table:style-name="Tabela1.C2" office:value-type="string">
            <text:p text:style-name="P2">Descrição</text:p>
          </table:table-cell>
        </table:table-row>
        <table:table-row table:style-name="Tabela1.1">
          <table:table-cell table:style-name="Tabela1.A3" office:value-type="date" office:date-value="2012-05-11">
            <text:p text:style-name="P19">11/05/12</text:p>
          </table:table-cell>
          <table:table-cell table:style-name="Tabela1.A2" office:value-type="string">
            <text:p text:style-name="P1">Marcio Belo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15" text:outline-level="3">Pré-condições</text:h>
      <text:list xml:id="list2185021041" text:style-name="WW8Num5">
        <text:list-item>
          <text:p text:style-name="P6">O usuário tem permissão para acessar a funcionalidade.</text:p>
        </text:list-item>
        <text:list-item>
          <text:p text:style-name="P6">O usuário selecionou a opção de Emissão &gt;&gt; Espelho de Ocupação de Espaço</text:p>
        </text:list-item>
      </text:list>
      <text:h text:style-name="P15" text:outline-level="3">Atores</text:h>
      <text:p text:style-name="Text_20_body"><text:span text:style-name="T6">Secretária Acadêmica</text:span> (primário)</text:p>
      <text:p text:style-name="P14">Funcionário</text:p>
      <text:h text:style-name="P15" text:outline-level="3">Fluxo Principal</text:h>
      <text:list xml:id="list1711043710" text:continue-list="list2185021041" text:style-name="WW8Num5">
        <text:list-item text:start-value="1">
          <text:p text:style-name="P6">Sistema solicita o curso através de uma lista de seleção contendo sigla e nome do curso;</text:p>
        </text:list-item>
        <text:list-item>
          <text:p text:style-name="P6">Usuário seleciona o curso;</text:p>
        </text:list-item>
        <text:list-item>
          <text:p text:style-name="P9">Sistema solicita o nome ou matrícula do aluno.</text:p>
        </text:list-item>
        <text:list-item>
          <text:p text:style-name="P9">Usuário informa a matrícula do aluno;</text:p>
        </text:list-item>
        <text:list-item>
          <text:p text:style-name="P9">Sistema informa:</text:p>
          <text:list>
            <text:list-item>
              <text:p text:style-name="P9">Curso</text:p>
            </text:list-item>
            <text:list-item>
              <text:p text:style-name="P9">Matrícula do aluno</text:p>
            </text:list-item>
            <text:list-item>
              <text:p text:style-name="P9">Nome</text:p>
            </text:list-item>
            <text:list-item>
              <text:p text:style-name="P9">Situação</text:p>
            </text:list-item>
            <text:list-item>
              <text:p text:style-name="P9">Período Letivo relativo à carga horária cumprida</text:p>
            </text:list-item>
            <text:list-item>
              <text:p text:style-name="P11">Botão Emitir Declaração;<text:span text:style-name="T13">]</text:span></text:p>
            </text:list-item>
            <text:list-item>
              <text:p text:style-name="P12"><text:span text:style-name="T14">Botão Alterar Período Relativo da Matrícula;</text:span></text:p>
            </text:list-item>
          </text:list>
        </text:list-item>
        <text:list-item>
          <text:p text:style-name="P7"><text:span text:style-name="T1">Usuário </text:span><text:span text:style-name="T6">aciona a opção Emitir</text:span><text:span text:style-name="T1">;</text:span></text:p>
        </text:list-item>
        <text:list-item>
          <text:p text:style-name="P6">Caso de uso é encerrado</text:p>
        </text:list-item>
      </text:list>
      <text:p text:style-name="P3"/>
      <text:h text:style-name="P16" text:outline-level="3">Fluxo Alternativo 1</text:h>
      <text:list xml:id="list1242401247" text:continue-list="list1711043710" text:style-name="WW8Num5">
        <text:list-item text:start-value="1">
          <text:p text:style-name="P9">No passo 4, sistema informa parte ou todo o nome do aluno;</text:p>
        </text:list-item>
        <text:list-item>
          <text:p text:style-name="P9">Sistema exibe lista de nomes e matrículas do curso selecionado;</text:p>
        </text:list-item>
        <text:list-item>
          <text:p text:style-name="P9">Usuário seleciona a matrícula e volta ao passo 5 do fluxo principal;</text:p>
        </text:list-item>
      </text:list>
      <text:p text:style-name="P10"/>
      <text:h text:style-name="P17" text:outline-level="3">Fluxo Alternativo 2</text:h>
      <text:list xml:id="list1776537778" text:continue-list="list1242401247" text:style-name="WW8Num5">
        <text:list-item text:start-value="1">
          <text:p text:style-name="P7"><text:span text:style-name="T1">No passo 5, sistema informa a mensagem: “Matrícula não está na situação </text:span><text:span text:style-name="T12">C</text:span><text:span text:style-name="T1">ursando”;</text:span></text:p>
        </text:list-item>
        <text:list-item>
          <text:p text:style-name="P9">Caso de uso é encerrado;</text:p>
        </text:list-item>
      </text:list>
      <text:h text:style-name="P15" text:outline-level="3">Pós-condições</text:h>
      <text:list xml:id="list367240805" text:continue-list="list1776537778" text:style-name="WW8Num5">
        <text:list-item text:start-value="1">
          <text:p text:style-name="P6">Sistema emitiu <text:span text:style-name="T1">a declaração de matrícula em curso conforme o exemplo do apêndice I;</text:span></text:p>
        </text:list-item>
        <text:list-item>
          <text:p text:style-name="P8">Sistema registrou no log de auditoria para o usuário selecionado: “Emissão d<text:span text:style-name="T6">e Declaração de Matrícula em Curso para o aluno </text:span><text:span text:style-name="T10">Abimael</text:span><text:span text:style-name="T11"> dos Reis Temístocles</text:span><text:span text:style-name="T9"> <text:s/></text:span><text:span text:style-name="T6">do curso </text:span><text:span text:style-name="T4">TASI,</text:span><text:span text:style-name="T6"> de matrícula </text:span><text:span text:style-name="T4">0813750028</text:span><text:span text:style-name="T7">, </text:span><text:span text:style-name="T8">constando </text:span><text:span text:style-name="T5">5º</text:span><text:span text:style-name="T8"> como período letivo relativo da matrícula.</text:span>”</text:p>
        </text:list-item>
      </text:list>
      <text:p text:style-name="P3"><text:soft-page-break/></text:p>
      <text:h text:style-name="P15" text:outline-level="3">Regras de Negócio</text:h>
      <text:p text:style-name="P3">N/A</text:p>
      <text:p text:style-name="P3"/>
      <text:h text:style-name="P16" text:outline-level="3">APENDÊNCE I</text:h>
      <text:p text:style-name="P10"/>
      <text:p text:style-name="P13"><text:s/>DECLARAÇÃO</text:p>
      <text:p text:style-name="P5"/>
      <text:p text:style-name="P4">Declaramos para os devidos fins que <text:span text:style-name="T3">Abimael</text:span><text:span text:style-name="T2"> dos Reis Temístocle</text:span>s<text:span text:style-name="T2">, </text:span>mat<text:span text:style-name="T2">: 081</text:span><text:span text:style-name="T3">3</text:span><text:span text:style-name="T2">7</text:span><text:span text:style-name="T3">5</text:span><text:span text:style-name="T2">0027, </text:span>encontra-se regularmente matriculado neste Instituto, no 5<text:span text:style-name="T2">º </text:span>período<text:span text:style-name="T2"> </text:span>do <text:span text:style-name="T2">Curso Superior de</text:span> <text:span text:style-name="T2">Tecnologia em Análise de Sistemas Informatizados</text:span>, no turno da noite<text:span text:style-name="T2">.</text:span></text:p>
      <text:p text:style-name="P5"/>
      <text:p text:style-name="P4">Rio de Janeiro, 04 de maio de 2012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693in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0693in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Standard" style:class="text">
      <style:paragraph-properties fo:margin-left="0in" fo:margin-right="0in" fo:margin-top="0.1665in" fo:margin-bottom="0in" fo:text-align="justify" style:justify-single-word="false" fo:text-indent="0.3937in" style:auto-text-indent="false"/>
      <style:text-properties style:font-name="Garamond" fo:font-size="12pt" style:font-size-asian="12pt"/>
    </style:style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date>2012-05-11T21:11:27</dc:date>
    <meta:editing-cycles>17</meta:editing-cycles>
    <meta:editing-duration>PT01H16M36S</meta:editing-duration>
    <meta:generator>OpenOffice.org/3.2$Linux OpenOffice.org_project/320m19$Build-9505</meta:generator>
    <dc:creator>mbelo </dc:creator>
    <meta:document-statistic meta:table-count="1" meta:image-count="0" meta:object-count="0" meta:page-count="2" meta:paragraph-count="45" meta:word-count="305" meta:character-count="1843"/>
    <meta:user-defined meta:name="_DocHome" meta:value-type="float">1971586133</meta:user-defined>
  </office:meta>
</office:document-meta>
</file>